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07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0.095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6.174cm"/>
    </style:style>
    <style:style style:name="co6" style:family="table-column">
      <style:table-column-properties fo:break-before="auto" style:column-width="8.821cm"/>
    </style:style>
    <style:style style:name="co7" style:family="table-column">
      <style:table-column-properties fo:break-before="auto" style:column-width="11.2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indeTaub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Users/urbs/Documents/UrbsEleDev-DIY/03Elektronik_Projekte/211212blindeTaube-BlindsKlon/blindeTaube/blindeTaube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022 April 15, Friday 16:03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2-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Applications/KiCad/KiCad.app/Contents/SharedSupport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LED_Dual_AKKA&gt;AK-vertauscht-aber geht so</text:p>
          </table:table-cell>
          <table:table-cell office:value-type="string" calcext:value-type="string">
            <text:p>Device:LED_Dual_AKKA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_Dual_AKKA&gt;AK-vertauscht-aber geht so</text:p>
          </table:table-cell>
          <table:table-cell office:value-type="string" calcext:value-type="string">
            <text:p>Device:LED_Dual_AKKA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LED_Dual_AKKA&gt;AK-vertauscht-aber geht so</text:p>
          </table:table-cell>
          <table:table-cell office:value-type="string" calcext:value-type="string">
            <text:p>Device:LED_Dual_AKKA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ED_Dual_AKKA&gt;AK-vertauscht-aber geht so</text:p>
          </table:table-cell>
          <table:table-cell office:value-type="string" calcext:value-type="string">
            <text:p>Device:LED_Dual_AKKA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LED_Dual_AKKA&gt;AK-vertauscht-aber geht so</text:p>
          </table:table-cell>
          <table:table-cell office:value-type="string" calcext:value-type="string">
            <text:p>Device:LED_Dual_AKKA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LED_Dual_AKKA&gt;AK-vertauscht-aber geht so</text:p>
          </table:table-cell>
          <table:table-cell office:value-type="string" calcext:value-type="string">
            <text:p>Device:LED_Dual_AKKA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LED_Dual_AKKA&gt;AK-vertauscht-aber geht so</text:p>
          </table:table-cell>
          <table:table-cell office:value-type="string" calcext:value-type="string">
            <text:p>Device:LED_Dual_AKKA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LED_Dual_AKKA&gt;AK-vertauscht-aber geht so</text:p>
          </table:table-cell>
          <table:table-cell office:value-type="string" calcext:value-type="string">
            <text:p>Device:LED_Dual_AKKA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MELF_Handsoldering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MELF_Handsoldering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LM4040DBZ-10</text:p>
          </table:table-cell>
          <table:table-cell office:value-type="string" calcext:value-type="string">
            <text:p>Reference_Voltage:LM4040DBZ-10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://www.ti.com/lit/ds/symlink/lm4040-n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LM4040DBZ-10</text:p>
          </table:table-cell>
          <table:table-cell office:value-type="string" calcext:value-type="string">
            <text:p>Reference_Voltage:LM4040DBZ-10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://www.ti.com/lit/ds/symlink/lm4040-n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float" office:value="742792664" calcext:value-type="float">
            <text:p>742792664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008_2520Metric_Pad1.43x2.2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float" office:value="742792664" calcext:value-type="float">
            <text:p>742792664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008_2520Metric_Pad1.43x2.2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2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6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0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2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3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4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6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7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2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6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7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9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0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1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8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3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7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9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1</text:p>
          </table:table-cell>
          <table:table-cell office:value-type="string" calcext:value-type="string">
            <text:p>10kB</text:p>
          </table:table-cell>
          <table:table-cell office:value-type="string" calcext:value-type="string">
            <text:p>Device:R_Potentiometer_Dual_Separate</text:p>
          </table:table-cell>
          <table:table-cell office:value-type="string" calcext:value-type="string">
            <text:p>urbsLib:RK097-dual-top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2</text:p>
          </table:table-cell>
          <table:table-cell office:value-type="string" calcext:value-type="string">
            <text:p>10kB</text:p>
          </table:table-cell>
          <table:table-cell office:value-type="string" calcext:value-type="string">
            <text:p>Device:R_Potentiometer_Dual_Separate</text:p>
          </table:table-cell>
          <table:table-cell office:value-type="string" calcext:value-type="string">
            <text:p>urbsLib:RK097-dual-top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</text:p>
          </table:table-cell>
          <table:table-cell office:value-type="string" calcext:value-type="string">
            <text:p>10kB</text:p>
          </table:table-cell>
          <table:table-cell office:value-type="string" calcext:value-type="string">
            <text:p>Device:R_Potentiometer_Dual_Separate</text:p>
          </table:table-cell>
          <table:table-cell office:value-type="string" calcext:value-type="string">
            <text:p>urbsLib:RK097-dual-top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4</text:p>
          </table:table-cell>
          <table:table-cell office:value-type="string" calcext:value-type="string">
            <text:p>10kB</text:p>
          </table:table-cell>
          <table:table-cell office:value-type="string" calcext:value-type="string">
            <text:p>Device:R_Potentiometer_Dual_Separate</text:p>
          </table:table-cell>
          <table:table-cell office:value-type="string" calcext:value-type="string">
            <text:p>urbsLib:RK097-dual-top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1</text:p>
          </table:table-cell>
          <table:table-cell office:value-type="string" calcext:value-type="string">
            <text:p>Thermistor_PTC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OPA4171</text:p>
          </table:table-cell>
          <table:table-cell office:value-type="string" calcext:value-type="string">
            <text:p>Amplifier_Operational:OPA413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ds/symlink/opa134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OPA4171</text:p>
          </table:table-cell>
          <table:table-cell office:value-type="string" calcext:value-type="string">
            <text:p>Amplifier_Operational:OPA413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ds/symlink/opa134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SSI2164</text:p>
          </table:table-cell>
          <table:table-cell office:value-type="string" calcext:value-type="string">
            <text:p>Audio:SSI2164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soundsemiconductor.com/downloads/ssi2164datasheet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OPA4171</text:p>
          </table:table-cell>
          <table:table-cell office:value-type="string" calcext:value-type="string">
            <text:p>Amplifier_Operational:OPA413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ds/symlink/opa134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OPA4171</text:p>
          </table:table-cell>
          <table:table-cell office:value-type="string" calcext:value-type="string">
            <text:p>Amplifier_Operational:OPA413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ds/symlink/opa134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OPA4171</text:p>
          </table:table-cell>
          <table:table-cell office:value-type="string" calcext:value-type="string">
            <text:p>Amplifier_Operational:OPA413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ds/symlink/opa134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OPA4171</text:p>
          </table:table-cell>
          <table:table-cell office:value-type="string" calcext:value-type="string">
            <text:p>Amplifier_Operational:OPA413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ds/symlink/opa134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SSI2164</text:p>
          </table:table-cell>
          <table:table-cell office:value-type="string" calcext:value-type="string">
            <text:p>Audio:SSI2164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soundsemiconductor.com/downloads/ssi2164datasheet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OPA4171</text:p>
          </table:table-cell>
          <table:table-cell office:value-type="string" calcext:value-type="string">
            <text:p>Amplifier_Operational:OPA413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ds/symlink/opa134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OPA4171</text:p>
          </table:table-cell>
          <table:table-cell office:value-type="string" calcext:value-type="string">
            <text:p>Amplifier_Operational:OPA413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ds/symlink/opa134.pdf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, C2, C5, C6, C7, C10, C11, C12, C14, C15, C18, C20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, C4, C8, C9, C13, C16, C17, C19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23, C24, C25, C26, C27, C28, C29, C30, C31, C32, C33, C34, C35, C36, C37, C38, C39, C40, C41, C42, C43, C44, C45, C46, C47, 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LED_Dual_AKKA&gt;AK-vertauscht-aber geht so</text:p>
          </table:table-cell>
          <table:table-cell office:value-type="string" calcext:value-type="string">
            <text:p>Device:LED_Dual_AKKA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MELF_Handsoldering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1, D12</text:p>
          </table:table-cell>
          <table:table-cell office:value-type="string" calcext:value-type="string">
            <text:p>LM4040DBZ-10</text:p>
          </table:table-cell>
          <table:table-cell office:value-type="string" calcext:value-type="string">
            <text:p>Reference_Voltage:LM4040DBZ-10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://www.ti.com/lit/ds/symlink/lm4040-n.pd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1, J2, J3, J4, J5, J6, J7, J8, J9, J10, J11, J12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urbsLib:Jack_3.5mm_QingPu_distant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float" office:value="742792664" calcext:value-type="float">
            <text:p>742792664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008_2520Metric_Pad1.43x2.2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1, R2, R3, R6, R13, R18, R20, R21, R23, R26, R30, R31, R32, R35, R43, R48, R50, R51, R53, R57, R58, R61, R68, R73, R75, R76, R78, R83, R84, R85, R88, R94, R99, R101, R102, R1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4, R5, R8, R33, R34, R37, R59, R60, R63, R86, R87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, R36, R62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9, R17, R38, R47, R64, R72, R89, R98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0, R25, R29, R39, R65, R82, R90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, R40, R66, R91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42, R67, R9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4, R19, R24, R27, R44, R49, R54, R55, R69, R74, R79, R80, R95, R100, R105, R10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5, R16, R45, R46, R70, R71, R96, R9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2, R28, R52, R56, R77, R81, R103, R107, R108, R109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1, R9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V1, RV2, RV3, RV4</text:p>
          </table:table-cell>
          <table:table-cell office:value-type="string" calcext:value-type="string">
            <text:p>10kB</text:p>
          </table:table-cell>
          <table:table-cell office:value-type="string" calcext:value-type="string">
            <text:p>Device:R_Potentiometer_Dual_Separate</text:p>
          </table:table-cell>
          <table:table-cell office:value-type="string" calcext:value-type="string">
            <text:p>urbsLib:RK097-dual-top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ermistor_PTC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1, U2, U4, U5, U6, U7, U9, U10</text:p>
          </table:table-cell>
          <table:table-cell office:value-type="string" calcext:value-type="string">
            <text:p>OPA4171</text:p>
          </table:table-cell>
          <table:table-cell office:value-type="string" calcext:value-type="string">
            <text:p>Amplifier_Operational:OPA413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ds/symlink/opa134.pd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8</text:p>
          </table:table-cell>
          <table:table-cell office:value-type="string" calcext:value-type="string">
            <text:p>SSI2164</text:p>
          </table:table-cell>
          <table:table-cell office:value-type="string" calcext:value-type="string">
            <text:p>Audio:SSI2164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soundsemiconductor.com/downloads/ssi2164datasheet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15T19:03:29.847384008</dc:date>
    <meta:editing-duration>PT43M35S</meta:editing-duration>
    <meta:editing-cycles>1</meta:editing-cycles>
    <meta:document-statistic meta:table-count="1" meta:cell-count="1196" meta:object-count="0"/>
    <meta:generator>LibreOffice/7.3.1.3$MacOSX_AARCH64 LibreOffice_project/a69ca51ded25f3eefd52d7bf9a5fad8c90b87951</meta:generator>
  </office:meta>
</office:document-meta>
</file>